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normal" officeooo:rsid="0020f497" officeooo:paragraph-rsid="00096745" style:font-weight-asian="normal" style:font-weight-complex="normal"/>
    </style:style>
    <style:style style:name="P2" style:family="paragraph" style:parent-style-name="Standard">
      <style:text-properties fo:font-weight="normal" officeooo:rsid="003d4117" officeooo:paragraph-rsid="00096745" style:font-weight-asian="normal" style:font-weight-complex="normal"/>
    </style:style>
    <style:style style:name="P3" style:family="paragraph" style:parent-style-name="Standard">
      <style:text-properties style:text-position="0% 100%" fo:font-weight="normal" officeooo:rsid="003d4117" officeooo:paragraph-rsid="00096745" style:font-weight-asian="normal" style:font-weight-complex="normal"/>
    </style:style>
    <style:style style:name="P4" style:family="paragraph" style:parent-style-name="Standard">
      <style:text-properties style:text-position="0% 100%" fo:font-style="italic" fo:font-weight="bold" officeooo:rsid="00431c93" officeooo:paragraph-rsid="00096745" style:font-style-asian="italic" style:font-weight-asian="bold" style:font-style-complex="italic" style:font-weight-complex="bold"/>
    </style:style>
    <style:style style:name="P5" style:family="paragraph" style:parent-style-name="Standard" style:list-style-name="L1">
      <style:text-properties officeooo:paragraph-rsid="00096745"/>
    </style:style>
    <style:style style:name="P6" style:family="paragraph" style:parent-style-name="Standard" style:list-style-name="L1">
      <style:text-properties fo:font-weight="normal" officeooo:rsid="004e615b" officeooo:paragraph-rsid="00096745" style:font-weight-asian="normal" style:font-weight-complex="normal"/>
    </style:style>
    <style:style style:name="P7" style:family="paragraph" style:parent-style-name="Standard" style:list-style-name="L1">
      <style:text-properties fo:font-weight="normal" officeooo:rsid="0013333d" officeooo:paragraph-rsid="00096745" style:font-weight-asian="normal" style:font-weight-complex="normal"/>
    </style:style>
    <style:style style:name="P8" style:family="paragraph" style:parent-style-name="Standard" style:list-style-name="L1">
      <style:text-properties fo:font-weight="normal" officeooo:rsid="0013d354" officeooo:paragraph-rsid="00096745" style:font-weight-asian="normal" style:font-weight-complex="normal"/>
    </style:style>
    <style:style style:name="P9" style:family="paragraph" style:parent-style-name="Standard" style:list-style-name="L1">
      <style:text-properties fo:font-weight="normal" officeooo:rsid="0015f1c8" officeooo:paragraph-rsid="00096745" style:font-weight-asian="normal" style:font-weight-complex="normal"/>
    </style:style>
    <style:style style:name="P10" style:family="paragraph" style:parent-style-name="Standard" style:list-style-name="L1">
      <style:text-properties fo:font-weight="normal" officeooo:rsid="0040c0c9" officeooo:paragraph-rsid="00096745" style:font-weight-asian="normal" style:font-weight-complex="normal"/>
    </style:style>
    <style:style style:name="P11" style:family="paragraph" style:parent-style-name="Standard" style:list-style-name="L1">
      <style:text-properties fo:font-weight="normal" officeooo:rsid="0017dbb6" officeooo:paragraph-rsid="00096745" style:font-weight-asian="normal" style:font-weight-complex="normal"/>
    </style:style>
    <style:style style:name="P12" style:family="paragraph" style:parent-style-name="Standard" style:list-style-name="L1">
      <style:text-properties fo:font-weight="normal" officeooo:rsid="00140efd" officeooo:paragraph-rsid="00096745" style:font-weight-asian="normal" style:font-weight-complex="normal"/>
    </style:style>
    <style:style style:name="P13" style:family="paragraph" style:parent-style-name="Standard" style:list-style-name="L1">
      <style:text-properties fo:font-weight="normal" officeooo:rsid="0014f8f4" officeooo:paragraph-rsid="00096745" style:font-weight-asian="normal" style:font-weight-complex="normal"/>
    </style:style>
    <style:style style:name="P14" style:family="paragraph" style:parent-style-name="Standard" style:list-style-name="L2">
      <style:text-properties fo:font-weight="normal" officeooo:rsid="00066bcf" officeooo:paragraph-rsid="00096745" style:font-weight-asian="normal" style:font-weight-complex="normal"/>
    </style:style>
    <style:style style:name="P15" style:family="paragraph" style:parent-style-name="Standard" style:list-style-name="L2">
      <style:text-properties fo:font-weight="normal" officeooo:rsid="000d1be9" officeooo:paragraph-rsid="00096745" style:font-weight-asian="normal" style:font-weight-complex="normal"/>
    </style:style>
    <style:style style:name="P16" style:family="paragraph" style:parent-style-name="Standard" style:list-style-name="L3">
      <style:text-properties fo:font-weight="normal" officeooo:paragraph-rsid="00096745" style:font-weight-asian="normal" style:font-weight-complex="normal"/>
    </style:style>
    <style:style style:name="P17" style:family="paragraph" style:parent-style-name="Standard" style:list-style-name="L5">
      <style:text-properties fo:font-weight="normal" officeooo:paragraph-rsid="00096745" style:font-weight-asian="normal" style:font-weight-complex="normal"/>
    </style:style>
    <style:style style:name="P18" style:family="paragraph" style:parent-style-name="Standard" style:list-style-name="L5">
      <style:text-properties fo:font-weight="normal" officeooo:rsid="00431c8c" officeooo:paragraph-rsid="00096745" style:font-weight-asian="normal" style:font-weight-complex="normal"/>
    </style:style>
    <style:style style:name="P19" style:family="paragraph" style:parent-style-name="Standard" style:list-style-name="L5">
      <style:text-properties fo:font-weight="normal" officeooo:rsid="002c253f" officeooo:paragraph-rsid="00096745" style:font-weight-asian="normal" style:font-weight-complex="normal"/>
    </style:style>
    <style:style style:name="P20" style:family="paragraph" style:parent-style-name="Standard" style:list-style-name="L7">
      <style:text-properties fo:font-weight="normal" officeooo:rsid="002c253f" officeooo:paragraph-rsid="00096745" style:font-weight-asian="normal" style:font-weight-complex="normal"/>
    </style:style>
    <style:style style:name="P21" style:family="paragraph" style:parent-style-name="Standard" style:list-style-name="L2">
      <style:text-properties officeooo:paragraph-rsid="00096745"/>
    </style:style>
    <style:style style:name="P22" style:family="paragraph" style:parent-style-name="Standard" style:list-style-name="L2">
      <style:text-properties fo:font-weight="bold" officeooo:rsid="00224225" officeooo:paragraph-rsid="00096745" style:font-weight-asian="bold" style:font-weight-complex="bold"/>
    </style:style>
    <style:style style:name="P23" style:family="paragraph" style:parent-style-name="Standard" style:list-style-name="L2">
      <style:text-properties fo:font-weight="bold" officeooo:paragraph-rsid="00096745" style:font-weight-asian="bold" style:font-weight-complex="bold"/>
    </style:style>
    <style:style style:name="P24" style:family="paragraph" style:parent-style-name="Standard" style:list-style-name="L4">
      <style:text-properties fo:font-weight="bold" officeooo:rsid="00246aa8" officeooo:paragraph-rsid="00096745" style:font-weight-asian="bold" style:font-weight-complex="bold"/>
    </style:style>
    <style:style style:name="P25" style:family="paragraph" style:parent-style-name="Standard" style:list-style-name="L5">
      <style:text-properties fo:font-weight="bold" officeooo:rsid="003863c7" officeooo:paragraph-rsid="00096745" style:font-weight-asian="bold" style:font-weight-complex="bold"/>
    </style:style>
    <style:style style:name="P26" style:family="paragraph" style:parent-style-name="Standard" style:list-style-name="L4">
      <style:text-properties officeooo:paragraph-rsid="00096745"/>
    </style:style>
    <style:style style:name="P27" style:family="paragraph" style:parent-style-name="Standard" style:list-style-name="L5">
      <style:text-properties style:text-underline-style="none" fo:font-weight="normal" officeooo:rsid="0087add2" officeooo:paragraph-rsid="00096745" style:font-weight-asian="normal" style:font-weight-complex="normal"/>
    </style:style>
    <style:style style:name="P28" style:family="paragraph" style:parent-style-name="Standard" style:list-style-name="L5">
      <style:text-properties style:text-underline-style="none" fo:font-weight="normal" officeooo:rsid="008a87bd" officeooo:paragraph-rsid="00096745" style:font-weight-asian="normal" style:font-weight-complex="normal"/>
    </style:style>
    <style:style style:name="P29" style:family="paragraph" style:parent-style-name="Standard" style:list-style-name="L6">
      <style:text-properties officeooo:paragraph-rsid="00096745"/>
    </style:style>
    <style:style style:name="P30" style:family="paragraph" style:parent-style-name="Standard">
      <style:text-properties fo:font-style="normal" fo:font-weight="normal" officeooo:rsid="0020f497" officeooo:paragraph-rsid="00096745" style:font-style-asian="normal" style:font-weight-asian="normal" style:font-style-complex="normal" style:font-weight-complex="normal"/>
    </style:style>
    <style:style style:name="P31" style:family="paragraph" style:parent-style-name="Standard">
      <style:paragraph-properties fo:break-before="page"/>
      <style:text-properties style:text-underline-style="solid" style:text-underline-width="auto" style:text-underline-color="font-color" fo:font-weight="normal" officeooo:rsid="006a7643" officeooo:paragraph-rsid="00096745"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5f1c8"/>
    </style:style>
    <style:style style:name="T3" style:family="text">
      <style:text-properties officeooo:rsid="0013d354"/>
    </style:style>
    <style:style style:name="T4" style:family="text">
      <style:text-properties officeooo:rsid="0017dbb6"/>
    </style:style>
    <style:style style:name="T5" style:family="text">
      <style:text-properties officeooo:rsid="003f59fe"/>
    </style:style>
    <style:style style:name="T6" style:family="text">
      <style:text-properties officeooo:rsid="004241c4"/>
    </style:style>
    <style:style style:name="T7" style:family="text">
      <style:text-properties officeooo:rsid="0014f8f4"/>
    </style:style>
    <style:style style:name="T8" style:family="text">
      <style:text-properties style:text-position="0% 100%"/>
    </style:style>
    <style:style style:name="T9" style:family="text">
      <style:text-properties style:text-position="0% 100%" style:text-underline-style="none" fo:font-weight="normal" officeooo:rsid="004e615b" style:font-weight-asian="normal" style:font-weight-complex="normal"/>
    </style:style>
    <style:style style:name="T10" style:family="text">
      <style:text-properties style:text-position="0% 100%" style:text-underline-style="none" fo:font-weight="normal" officeooo:rsid="005c5f04" style:font-weight-asian="normal" style:font-weight-complex="normal"/>
    </style:style>
    <style:style style:name="T11" style:family="text">
      <style:text-properties style:text-position="0% 100%" officeooo:rsid="0059d256"/>
    </style:style>
    <style:style style:name="T12" style:family="text">
      <style:text-properties style:text-position="super 58%" style:text-underline-style="none" fo:font-weight="normal" officeooo:rsid="004e615b" style:font-weight-asian="normal" style:font-weight-complex="normal"/>
    </style:style>
    <style:style style:name="T13" style:family="text">
      <style:text-properties fo:font-weight="normal" officeooo:rsid="004ae057" style:font-weight-asian="normal" style:font-weight-complex="normal"/>
    </style:style>
    <style:style style:name="T14" style:family="text">
      <style:text-properties fo:font-weight="normal" officeooo:rsid="00066bcf" style:font-weight-asian="normal" style:font-weight-complex="normal"/>
    </style:style>
    <style:style style:name="T15" style:family="text">
      <style:text-properties fo:font-weight="normal" officeooo:rsid="000d1be9" style:font-weight-asian="normal" style:font-weight-complex="normal"/>
    </style:style>
    <style:style style:name="T16" style:family="text">
      <style:text-properties fo:font-weight="normal" officeooo:rsid="002c253f" style:font-weight-asian="normal" style:font-weight-complex="normal"/>
    </style:style>
    <style:style style:name="T17" style:family="text">
      <style:text-properties fo:font-style="italic" fo:font-weight="normal" officeooo:rsid="000d1be9" style:font-style-asian="italic" style:font-weight-asian="normal" style:font-style-complex="italic" style:font-weight-complex="normal"/>
    </style:style>
    <style:style style:name="T18" style:family="text">
      <style:text-properties fo:font-style="italic" officeooo:rsid="0025e403" style:font-style-asian="italic" style:font-style-complex="italic"/>
    </style:style>
    <style:style style:name="T19" style:family="text">
      <style:text-properties fo:font-style="italic" style:text-underline-style="none" fo:font-weight="bold" officeooo:rsid="002c253f" style:font-style-asian="italic" style:font-weight-asian="bold" style:font-style-complex="italic" style:font-weight-complex="bold"/>
    </style:style>
    <style:style style:name="T20" style:family="text">
      <style:text-properties fo:font-style="italic" fo:font-weight="bold" officeooo:rsid="00431c93" style:font-style-asian="italic" style:font-weight-asian="bold" style:font-style-complex="italic" style:font-weight-complex="bold"/>
    </style:style>
    <style:style style:name="T21" style:family="text">
      <style:text-properties fo:font-weight="bold" officeooo:rsid="000d1be9" style:font-weight-asian="bold" style:font-weight-complex="bold"/>
    </style:style>
    <style:style style:name="T22" style:family="text">
      <style:text-properties fo:font-weight="bold" officeooo:rsid="004ae057" style:font-weight-asian="bold" style:font-weight-complex="bold"/>
    </style:style>
    <style:style style:name="T23" style:family="text">
      <style:text-properties fo:font-weight="bold" officeooo:rsid="0025ab49" style:font-weight-asian="bold" style:font-weight-complex="bold"/>
    </style:style>
    <style:style style:name="T24" style:family="text">
      <style:text-properties fo:font-weight="bold" officeooo:rsid="00431c93" style:font-weight-asian="bold" style:font-weight-complex="bold"/>
    </style:style>
    <style:style style:name="T25" style:family="text">
      <style:text-properties officeooo:rsid="0025ab49"/>
    </style:style>
    <style:style style:name="T26" style:family="text">
      <style:text-properties style:text-underline-style="none" fo:font-weight="normal" officeooo:rsid="000ef856" style:font-weight-asian="normal" style:font-weight-complex="normal"/>
    </style:style>
    <style:style style:name="T27" style:family="text">
      <style:text-properties style:text-underline-style="none" fo:font-weight="normal" officeooo:rsid="00665380" style:font-weight-asian="normal" style:font-weight-complex="normal"/>
    </style:style>
    <style:style style:name="T28" style:family="text">
      <style:text-properties style:text-underline-style="none" fo:font-weight="normal" officeooo:rsid="006730a5" style:font-weight-asian="normal" style:font-weight-complex="normal"/>
    </style:style>
    <style:style style:name="T29" style:family="text">
      <style:text-properties style:text-underline-style="none" fo:font-weight="normal" officeooo:rsid="0067c8bd" style:font-weight-asian="normal" style:font-weight-complex="normal"/>
    </style:style>
    <style:style style:name="T30" style:family="text">
      <style:text-properties officeooo:rsid="008a87bd"/>
    </style:style>
    <style:style style:name="T31" style:family="text">
      <style:text-properties officeooo:rsid="008ae0ec"/>
    </style:style>
    <style:style style:name="T32" style:family="text">
      <style:text-properties officeooo:rsid="008a4cb6"/>
    </style:style>
    <style:style style:name="T33" style:family="text">
      <style:text-properties officeooo:rsid="0027108c"/>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style:num-format="">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oolean Algebra</text:p>
      <text:list xml:id="list3792351020" text:style-name="L1">
        <text:list-item>
          <text:list>
            <text:list-item>
              <text:list>
                <text:list-item>
                  <text:p text:style-name="P6">A truth table is helpful for describing the relations among variables and operators</text:p>
                </text:list-item>
                <text:list-item>
                  <text:p text:style-name="P7">A boolean function can be algebra<text:span text:style-name="T2">i</text:span>cally derived from a truth table <text:span text:style-name="T3">by </text:span>forming minterm<text:span text:style-name="T3">s and maxterms. <text:s/></text:span></text:p>
                </text:list-item>
                <text:list-item>
                  <text:p text:style-name="P8">The minterm whose sum defines the Boolean function are those that give the 1’s of the function in the truth table.</text:p>
                </text:list-item>
                <text:list-item>
                  <text:p text:style-name="P8">Also the function complement is given by 0’s in such a table.</text:p>
                </text:list-item>
                <text:list-item>
                  <text:p text:style-name="P7"><text:span text:style-name="T2">Form the function by adding or using the </text:span>“or” <text:s/><text:span text:style-name="T2">operation </text:span>of all those terms <text:span text:style-name="T2">where F = 1</text:span>.</text:p>
                </text:list-item>
                <text:list-item>
                  <text:p text:style-name="P9">A function’s complement is <text:span text:style-name="T4">obtained from interchanging all 0’s for 1’s and 1’s for 0’s in the value of F.</text:span></text:p>
                </text:list-item>
                <text:list-item>
                  <text:p text:style-name="P10"><text:span text:style-name="T5">The ways of </text:span>complement<text:span text:style-name="T5">ing </text:span>a function <text:span text:style-name="T6">are with </text:span>DeMorgan’s <text:span text:style-name="T6">law, which is also possible by taking the dual and complementing each literal.</text:span></text:p>
                </text:list-item>
                <text:list-item>
                  <text:p text:style-name="P11">Look for some better proof or definition of the Boolean function complement. <text:s/>But for now in regards to conversion between canonical forms this is going to have to be enough.</text:p>
                </text:list-item>
                <text:list-item>
                  <text:p text:style-name="P12">To read a function complement from a truth table is to use the same process of “or” on all terms with value of 0 instead. <text:span text:style-name="T7">(Now demorgan’s law to take complement of that!)</text:span></text:p>
                </text:list-item>
                <text:list-item>
                  <text:p text:style-name="P13">The maxterm can also be read directly from the truth table by taking the “and” of all terms whose standard products are equal to 1, in other words whose minterms are 0 and maxterms 1.</text:p>
                </text:list-item>
                <text:list-item>
                  <text:p text:style-name="P8">The canonical form is the sum of minterms or product of maxterms only – meaning basically unsimplified but accurate nonetheless.</text:p>
                </text:list-item>
                <text:list-item>
                  <text:p text:style-name="P5"><text:span text:style-name="T9">Since 2</text:span><text:span text:style-name="T12">n</text:span><text:span text:style-name="T9"> minterms/maxterms exist and for defining functions each one can be either 0 or 1 therefore actually 2</text:span><text:span text:style-name="T12">2n</text:span><text:span text:style-name="T9"> possible functions that can be formed with n variables.</text:span></text:p>
                </text:list-item>
                <text:list-item>
                  <text:p text:style-name="P5"><text:span text:style-name="T9">E</text:span><text:span text:style-name="T10">xamples</text:span></text:p>
                </text:list-item>
              </text:list>
            </text:list-item>
          </text:list>
        </text:list-item>
      </text:list>
      <text:p text:style-name="P2"><text:span text:style-name="T11"><text:tab/><text:tab/>Other </text:span><text:span text:style-name="T8">Common</text:span><text:span text:style-name="T11"> </text:span><text:span text:style-name="T8">relationships </text:span><text:span text:style-name="T11">in boolean algebra</text:span></text:p>
      <text:p text:style-name="P3"><text:tab/><text:tab/>XOR =&gt; <text:s/>X XOR Y = XY’ + X’Y</text:p>
      <text:p text:style-name="P4"><text:tab/><text:tab/>Special case, X XOR X’ = 1, which is true because X + X’ = 1</text:p>
      <text:p text:style-name="P30"><text:span text:style-name="T1"/></text:p>
      <text:p text:style-name="P30"><text:span text:style-name="T1"/></text:p>
      <text:p text:style-name="P30"><text:span text:style-name="T1">Mapping and Gate-Level Minimization</text:span></text:p>
      <text:list xml:id="list1697236229" text:style-name="L2">
        <text:list-item>
          <text:list>
            <text:list-item>
              <text:list>
                <text:list-item>
                  <text:p text:style-name="P22">With 4 variable map look at the difficult to spot edges on all 4 corners, as well.</text:p>
                </text:list-item>
                <text:list-item>
                  <text:p text:style-name="P14">The use of Gray code here is to make 1 bit changes moving up, down, left or right (diagonally...would actually constitute a 2 bit change)</text:p>
                </text:list-item>
                <text:list-item>
                  <text:p text:style-name="P23"><text:span text:style-name="T13">K</text:span><text:span text:style-name="T14">-Map is used to convert the algebra into a map/grid and simplify these functions</text:span></text:p>
                </text:list-item>
                <text:list-item>
                  <text:p text:style-name="P14">From the map the results are more obvious (and depend on the # of vars, 2, 3 and 4)</text:p>
                </text:list-item>
                <text:list-item>
                  <text:p text:style-name="P14">General reminders about <text:s/>using the K-maps:</text:p>
                </text:list-item>
                <text:list-item>
                  <text:p text:style-name="P23"><text:span text:style-name="T14">The purpose is to show functions in their simplest form, which generally occurs from combining </text:span><text:span text:style-name="T17">more </text:span><text:span text:style-name="T15">squares to yields a simpler term and less literals in a term (both good)!</text:span></text:p>
                </text:list-item>
                <text:list-item>
                  <text:p text:style-name="P15">When working with the process begin with the largest count of legal adjacent boxes and work down also making use of overlapping squares and counting more than once is ok!!</text:p>
                </text:list-item>
                <text:list-item>
                  <text:p text:style-name="P21"><text:span text:style-name="T21">Essential prime implicants are a way of dealing with the functio</text:span><text:span text:style-name="T22">n</text:span><text:span text:style-name="T21"> via several K-maps of the same size with all terms accounted for in either one of the maps (essential/other)</text:span></text:p>
                </text:list-item>
              </text:list>
            </text:list-item>
          </text:list>
        </text:list-item>
      </text:list>
      <text:list xml:id="list515711542" text:style-name="L3">
        <text:list-item>
          <text:list>
            <text:list-item>
              <text:list>
                <text:list-item>
                  <text:p text:style-name="P16"><text:span text:style-name="T25">To enter a function expressed in product of sums form into a map use the complement of the function to find the squares that are to marked by 0’s <text:s/>(</text:span><text:span text:style-name="T23">double check this</text:span><text:span text:style-name="T25">)</text:span></text:p>
                </text:list-item>
              </text:list>
            </text:list-item>
          </text:list>
        </text:list-item>
      </text:list>
      <text:list xml:id="list921352483" text:style-name="L4">
        <text:list-item>
          <text:list>
            <text:list-item>
              <text:list>
                <text:list-item>
                  <text:p text:style-name="P24">F = x’z + xz’ <text:s/>is the exclusive-or relationship</text:p>
                </text:list-item>
                <text:list-item>
                  <text:p text:style-name="P24">F = xz + x’z’ is the equivalence relationship resulting from (x’z+xz’)’</text:p>
                </text:list-item>
                <text:list-item>
                  <text:p text:style-name="P26"><text:span text:style-name="T26">Two-level gate circuits </text:span><text:span text:style-name="T27">come in several shapes and forms, including the AND-OR (sum of products), the OR-AND (product of sums), then also NOR-AND (??), and <text:s/></text:span><text:span text:style-name="T28">either AND-NOR and </text:span><text:span text:style-name="T27">NOR-NOR <text:s/></text:span><text:span text:style-name="T29">(check facts here)</text:span><text:span text:style-name="T27">.</text:span></text:p>
                </text:list-item>
              </text:list>
            </text:list-item>
          </text:list>
        </text:list-item>
      </text:list>
      <text:list xml:id="list2211804764" text:style-name="L5">
        <text:list-item>
          <text:list>
            <text:list-item>
              <text:list>
                <text:list-item>
                  <text:p text:style-name="P27"><text:soft-page-break/><text:span text:style-name="T30">In </text:span>sum of products implementation <text:span text:style-name="T30">by a </text:span>group of AND gates, connected to a single OR gate.</text:p>
                </text:list-item>
                <text:list-item>
                  <text:p text:style-name="P28">In product of sum implementation a group of OR gates precedes a single AND gate.</text:p>
                </text:list-item>
                <text:list-item>
                  <text:p text:style-name="P27"><text:span text:style-name="T31">If the problem says the </text:span>input<text:span text:style-name="T32">s are available directly and with their complements, so that inverters are not needed, or directly only inverters are needed</text:span>.</text:p>
                </text:list-item>
                <text:list-item>
                  <text:p text:style-name="P25">A two level NAND gate circuit implements a sum-of-minterms function and is equivalent to a two-level AND-OR circuit.</text:p>
                </text:list-item>
                <text:list-item>
                  <text:p text:style-name="P17"><text:span text:style-name="T18">Going from AND-OR logic to NAND requires checks on the overall polarity of circuit to see if it is switched in which case an extra inverter may be required at the end, or even for a single input signal. <text:s/></text:span><text:span text:style-name="T33">Alternatively begin with a simplified sum of products form (standard form), and then:</text:span></text:p>
                  <text:list>
                    <text:list-item>
                      <text:p text:style-name="P18">1) <text:s/>make a NAND gate for each term with more than 1 literal, for the first level, </text:p>
                    </text:list-item>
                    <text:list-item>
                      <text:p text:style-name="P18">2) <text:s/>make a NAND or inverted OR gate with inputs from prior level.</text:p>
                    </text:list-item>
                    <text:list-item>
                      <text:p text:style-name="P18">3) <text:s/>Check if the single term literals may need to be complemented/inverted.</text:p>
                    </text:list-item>
                  </text:list>
                </text:list-item>
              </text:list>
            </text:list-item>
            <text:list-item>
              <text:p text:style-name="P19">Example </text:p>
              <text:list>
                <text:list-item>
                  <text:p text:style-name="P19">functions of higher levels (more than 2 levels of gates)</text:p>
                </text:list-item>
              </text:list>
            </text:list-item>
          </text:list>
        </text:list-item>
      </text:list>
      <text:list xml:id="list1854807475" text:style-name="L6">
        <text:list-item>
          <text:list>
            <text:list-item>
              <text:list>
                <text:list-item>
                  <text:list>
                    <text:list-item>
                      <text:p text:style-name="P29"><text:span text:style-name="T19">if implemented right away</text:span><text:span text:style-name="T16">:</text:span></text:p>
                    </text:list-item>
                  </text:list>
                </text:list-item>
              </text:list>
            </text:list-item>
          </text:list>
        </text:list-item>
      </text:list>
      <text:list xml:id="list1971972039" text:style-name="L7">
        <text:list-item>
          <text:list>
            <text:list-item>
              <text:list>
                <text:list-item>
                  <text:list>
                    <text:list-item>
                      <text:p text:style-name="P20">F = A(CD+B)+BC’<text:tab/>has <text:span text:style-name="T1">4 levels </text:span>of gates </text:p>
                    </text:list-item>
                    <text:list-item>
                      <text:p text:style-name="P20">F = (AB’+A’B)(C+D’)<text:tab/>has <text:span text:style-name="T1">3 levels </text:span>of gates … <text:span text:style-name="T24">see </text:span><text:span text:style-name="T20">why?</text:span></text:p>
                    </text:list-item>
                  </text:list>
                </text:list-item>
              </text:list>
            </text:list-item>
          </text:list>
        </text:list-item>
      </text:list>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7:07:41.415456814</meta:creation-date>
    <dc:date>2019-11-05T17:21:01.804592101</dc:date>
    <meta:editing-duration>PT30S</meta:editing-duration>
    <meta:editing-cycles>2</meta:editing-cycles>
    <meta:generator>LibreOffice/6.0.1.1$Linux_X86_64 LibreOffice_project/60bfb1526849283ce2491346ed2aa51c465abfe6</meta:generator>
    <meta:document-statistic meta:table-count="0" meta:image-count="0" meta:object-count="0" meta:page-count="2" meta:paragraph-count="43" meta:word-count="799" meta:character-count="4303" meta:non-whitespace-character-count="3558"/>
  </office:meta>
</office:document-meta>
</file>